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ce5" style:family="table-cell" style:parent-style-name="Default" style:data-style-name="N127"/>
    <style:style style:name="ce6" style:family="table-cell" style:parent-style-name="Default" style:data-style-name="N128"/>
    <style:style style:name="ce7" style:family="table-cell" style:parent-style-name="Default" style:data-style-name="N122"/>
    <style:style style:name="ce8" style:family="table-cell" style:parent-style-name="Default" style:data-style-name="N10"/>
    <style:style style:name="ce9" style:family="table-cell" style:parent-style-name="Default" style:data-style-name="N124"/>
    <style:style style:name="ce10" style:family="table-cell" style:parent-style-name="Default" style:data-style-name="N129"/>
    <style:style style:name="ce11" style:family="table-cell" style:parent-style-name="Default" style:data-style-name="N0"/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number-columns-repeated="12" table:default-cell-style-name="ce4"/>
        <table:table-column table:style-name="co2" table:number-columns-repeated="2" table:default-cell-style-name="ce8"/>
        <table:table-column table:style-name="co2" table:number-columns-repeated="2" table:default-cell-style-name="Default"/>
        <table:table-column table:style-name="co2" table:number-columns-repeated="2" table:default-cell-style-name="ce8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>
            <text:p>Instance Type</text:p>
          </table:table-cell>
          <table:table-cell table:style-name="ce1"/>
          <table:table-cell table:style-name="ce1" office:value-type="string" calcext:value-type="string">
            <text:p>On demand</text:p>
          </table:table-cell>
          <table:table-cell table:style-name="ce1" office:value-type="string" calcext:value-type="string" table:number-columns-spanned="3" table:number-rows-spanned="1">
            <text:p>Compute Savings Plans 1 year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Compute Savings Plans 3 year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C2 Instance Savings Plans 1 year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C2 Instance Savings Plans 3 year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eserved Instances 1 year standard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eserved instances 1-3 years standard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eserved Instances 1 year convertibl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eserved Instances 1-3 years convertible</text:p>
          </table:table-cell>
          <table:covered-table-cell table:number-columns-repeated="2" table:style-name="ce1"/>
          <table:table-cell table:style-name="ce2" table:number-columns-repeated="997"/>
        </table:table-row>
        <table:table-row table:style-name="ro1">
          <table:table-cell table:style-name="ce1"/>
          <table:table-cell table:style-name="ce3" table:number-columns-repeated="20"/>
          <table:table-cell table:number-columns-repeated="1003"/>
        </table:table-row>
        <table:table-row table:style-name="ro1">
          <table:table-cell office:value-type="string" calcext:value-type="string">
            <text:p>c5.9xlarge (Ireland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2" table:number-columns-repeated="997"/>
        </table:table-row>
        <table:table-row table:style-name="ro1">
          <table:table-cell/>
          <table:table-cell office:value-type="string" calcext:value-type="string">
            <text:p>hourly rate</text:p>
          </table:table-cell>
          <table:table-cell office:value-type="float" office:value="1.728" calcext:value-type="float">
            <text:p>1.728</text:p>
          </table:table-cell>
          <table:table-cell table:style-name="ce7" office:value-type="float" office:value="1.369" calcext:value-type="float">
            <text:p>1.369</text:p>
          </table:table-cell>
          <table:table-cell table:style-name="ce7" office:value-type="float" office:value="1.304" calcext:value-type="float">
            <text:p>1.304</text:p>
          </table:table-cell>
          <table:table-cell table:style-name="ce7" office:value-type="float" office:value="1.278" calcext:value-type="float">
            <text:p>1.278</text:p>
          </table:table-cell>
          <table:table-cell table:style-name="ce7" office:value-type="float" office:value="0.952" calcext:value-type="float">
            <text:p>0.952</text:p>
          </table:table-cell>
          <table:table-cell table:style-name="ce7" office:value-type="float" office:value="0.881" calcext:value-type="float">
            <text:p>0.881</text:p>
          </table:table-cell>
          <table:table-cell table:style-name="ce7" office:value-type="float" office:value="0.864" calcext:value-type="float">
            <text:p>0.864</text:p>
          </table:table-cell>
          <table:table-cell table:style-name="ce7" office:value-type="float" office:value="1.089" calcext:value-type="float">
            <text:p>1.089</text:p>
          </table:table-cell>
          <table:table-cell table:style-name="ce7" office:value-type="float" office:value="1.037" calcext:value-type="float">
            <text:p>1.037</text:p>
          </table:table-cell>
          <table:table-cell table:style-name="ce7" office:value-type="float" office:value="1.016" calcext:value-type="float">
            <text:p>1.016</text:p>
          </table:table-cell>
          <table:table-cell table:style-name="ce7" office:value-type="float" office:value="0.746" calcext:value-type="float">
            <text:p>0.746</text:p>
          </table:table-cell>
          <table:table-cell table:style-name="ce7" office:value-type="float" office:value="0.691" calcext:value-type="float">
            <text:p>0.691</text:p>
          </table:table-cell>
          <table:table-cell table:style-name="ce7" office:value-type="float" office:value="0.65" calcext:value-type="float">
            <text:p>0.650</text:p>
          </table:table-cell>
          <table:table-cell table:style-name="ce7" office:value-type="float" office:value="1.213" calcext:value-type="float">
            <text:p>1.213</text:p>
          </table:table-cell>
          <table:table-cell table:style-name="ce7" office:value-type="float" office:value="1.156" calcext:value-type="float">
            <text:p>1.156</text:p>
          </table:table-cell>
          <table:table-cell office:value-type="float" office:value="1.133" calcext:value-type="float">
            <text:p>1.133</text:p>
          </table:table-cell>
          <table:table-cell office:value-type="float" office:value="0.832" calcext:value-type="float">
            <text:p>0.832</text:p>
          </table:table-cell>
          <table:table-cell table:style-name="ce7" office:value-type="float" office:value="0.77" calcext:value-type="float">
            <text:p>0.770</text:p>
          </table:table-cell>
          <table:table-cell table:style-name="ce7" office:value-type="float" office:value="0.724" calcext:value-type="float">
            <text:p>0.724</text:p>
          </table:table-cell>
          <table:table-cell table:style-name="ce9" office:value-type="float" office:value="1.592" calcext:value-type="float">
            <text:p>1.592</text:p>
          </table:table-cell>
          <table:table-cell table:style-name="ce9" office:value-type="float" office:value="1.516" calcext:value-type="float">
            <text:p>1.516</text:p>
          </table:table-cell>
          <table:table-cell table:style-name="ce9" office:value-type="float" office:value="1.486" calcext:value-type="float">
            <text:p>1.486</text:p>
          </table:table-cell>
          <table:table-cell table:style-name="ce9" office:value-type="float" office:value="1.14" calcext:value-type="float">
            <text:p>1.140</text:p>
          </table:table-cell>
          <table:table-cell table:style-name="ce9" office:value-type="float" office:value="1.056" calcext:value-type="float">
            <text:p>1.056</text:p>
          </table:table-cell>
          <table:table-cell table:style-name="ce9" office:value-type="float" office:value="1.035" calcext:value-type="float">
            <text:p>1.03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4]*8760" office:value-type="float" office:value="15137.28" calcext:value-type="float">
            <text:p>15,137.28</text:p>
          </table:table-cell>
          <table:table-cell table:formula="of:=[.D4]*8760" office:value-type="float" office:value="11992.44" calcext:value-type="float">
            <text:p>11,992.44</text:p>
          </table:table-cell>
          <table:table-cell table:formula="of:=[.E4]*8760" office:value-type="float" office:value="11423.04" calcext:value-type="float">
            <text:p>11,423.04</text:p>
          </table:table-cell>
          <table:table-cell table:formula="of:=[.F4]*8760" office:value-type="float" office:value="11195.28" calcext:value-type="float">
            <text:p>11,195.28</text:p>
          </table:table-cell>
          <table:table-cell table:formula="of:=[.G4]*8760" office:value-type="float" office:value="8339.52" calcext:value-type="float">
            <text:p>8,339.52</text:p>
          </table:table-cell>
          <table:table-cell table:formula="of:=[.H4]*8760" office:value-type="float" office:value="7717.56" calcext:value-type="float">
            <text:p>7,717.56</text:p>
          </table:table-cell>
          <table:table-cell table:formula="of:=[.I4]*8760" office:value-type="float" office:value="7568.64" calcext:value-type="float">
            <text:p>7,568.64</text:p>
          </table:table-cell>
          <table:table-cell table:formula="of:=[.J4]*8760" office:value-type="float" office:value="9539.64" calcext:value-type="float">
            <text:p>9,539.64</text:p>
          </table:table-cell>
          <table:table-cell table:formula="of:=[.K4]*8760" office:value-type="float" office:value="9084.12" calcext:value-type="float">
            <text:p>9,084.12</text:p>
          </table:table-cell>
          <table:table-cell table:formula="of:=[.L4]*8760" office:value-type="float" office:value="8900.16" calcext:value-type="float">
            <text:p>8,900.16</text:p>
          </table:table-cell>
          <table:table-cell table:formula="of:=[.M4]*8760" office:value-type="float" office:value="6534.96" calcext:value-type="float">
            <text:p>6,534.96</text:p>
          </table:table-cell>
          <table:table-cell table:formula="of:=[.N4]*8760" office:value-type="float" office:value="6053.16" calcext:value-type="float">
            <text:p>6,053.16</text:p>
          </table:table-cell>
          <table:table-cell table:formula="of:=[.O4]*8760" office:value-type="float" office:value="5694" calcext:value-type="float">
            <text:p>5,694.00</text:p>
          </table:table-cell>
          <table:table-cell table:style-name="ce4" table:formula="of:=[.P4]*8760" office:value-type="float" office:value="10625.88" calcext:value-type="float">
            <text:p>10,625.88</text:p>
          </table:table-cell>
          <table:table-cell table:style-name="ce4" table:formula="of:=[.Q4]*8760" office:value-type="float" office:value="10126.56" calcext:value-type="float">
            <text:p>10,126.56</text:p>
          </table:table-cell>
          <table:table-cell table:style-name="ce4" table:formula="of:=[.R4]*8760" office:value-type="float" office:value="9925.08" calcext:value-type="float">
            <text:p>9,925.08</text:p>
          </table:table-cell>
          <table:table-cell table:style-name="ce4" table:formula="of:=[.S4]*8760" office:value-type="float" office:value="7288.32" calcext:value-type="float">
            <text:p>7,288.32</text:p>
          </table:table-cell>
          <table:table-cell table:style-name="ce4" table:formula="of:=[.T4]*8760" office:value-type="float" office:value="6745.2" calcext:value-type="float">
            <text:p>6,745.20</text:p>
          </table:table-cell>
          <table:table-cell table:style-name="ce4" table:formula="of:=[.U4]*8760" office:value-type="float" office:value="6342.24" calcext:value-type="float">
            <text:p>6,342.24</text:p>
          </table:table-cell>
          <table:table-cell table:style-name="ce4" table:formula="of:=[.V4]*8760" office:value-type="float" office:value="13945.92" calcext:value-type="float">
            <text:p>13,945.92</text:p>
          </table:table-cell>
          <table:table-cell table:style-name="ce4" table:formula="of:=[.W4]*8760" office:value-type="float" office:value="13280.16" calcext:value-type="float">
            <text:p>13,280.16</text:p>
          </table:table-cell>
          <table:table-cell table:style-name="ce4" table:formula="of:=[.X4]*8760" office:value-type="float" office:value="13017.36" calcext:value-type="float">
            <text:p>13,017.36</text:p>
          </table:table-cell>
          <table:table-cell table:style-name="ce4" table:formula="of:=[.Y4]*8760" office:value-type="float" office:value="9986.4" calcext:value-type="float">
            <text:p>9,986.40</text:p>
          </table:table-cell>
          <table:table-cell table:style-name="ce4" table:formula="of:=[.Z4]*8760" office:value-type="float" office:value="9250.56" calcext:value-type="float">
            <text:p>9,250.56</text:p>
          </table:table-cell>
          <table:table-cell table:style-name="ce4" table:formula="of:=[.AA4]*8760" office:value-type="float" office:value="9066.6" calcext:value-type="float">
            <text:p>9,066.6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5]-[.D5]" office:value-type="float" office:value="3144.84" calcext:value-type="float">
            <text:p>3,144.84</text:p>
          </table:table-cell>
          <table:table-cell table:formula="of:=[.C5]-[.E5]" office:value-type="float" office:value="3714.24" calcext:value-type="float">
            <text:p>3,714.24</text:p>
          </table:table-cell>
          <table:table-cell table:formula="of:=[.C5]-[.F5]" office:value-type="float" office:value="3942" calcext:value-type="float">
            <text:p>3,942.00</text:p>
          </table:table-cell>
          <table:table-cell table:formula="of:=[.C5]-[.G5]" office:value-type="float" office:value="6797.76" calcext:value-type="float">
            <text:p>6,797.76</text:p>
          </table:table-cell>
          <table:table-cell table:formula="of:=[.C5]-[.H5]" office:value-type="float" office:value="7419.72" calcext:value-type="float">
            <text:p>7,419.72</text:p>
          </table:table-cell>
          <table:table-cell table:formula="of:=[.C5]-[.I5]" office:value-type="float" office:value="7568.64" calcext:value-type="float">
            <text:p>7,568.64</text:p>
          </table:table-cell>
          <table:table-cell table:formula="of:=[.C5]-[.J5]" office:value-type="float" office:value="5597.64" calcext:value-type="float">
            <text:p>5,597.64</text:p>
          </table:table-cell>
          <table:table-cell table:formula="of:=[.C5]-[.K5]" office:value-type="float" office:value="6053.16" calcext:value-type="float">
            <text:p>6,053.16</text:p>
          </table:table-cell>
          <table:table-cell table:formula="of:=[.C5]-[.L5]" office:value-type="float" office:value="6237.12" calcext:value-type="float">
            <text:p>6,237.12</text:p>
          </table:table-cell>
          <table:table-cell table:formula="of:=[.C5]-[.M5]" office:value-type="float" office:value="8602.32" calcext:value-type="float">
            <text:p>8,602.32</text:p>
          </table:table-cell>
          <table:table-cell table:formula="of:=[.C5]-[.N5]" office:value-type="float" office:value="9084.12" calcext:value-type="float">
            <text:p>9,084.12</text:p>
          </table:table-cell>
          <table:table-cell table:formula="of:=[.C5]-[.O5]" office:value-type="float" office:value="9443.28" calcext:value-type="float">
            <text:p>9,443.28</text:p>
          </table:table-cell>
          <table:table-cell table:style-name="ce4" table:formula="of:=[.C5]-[.P5]" office:value-type="float" office:value="4511.4" calcext:value-type="float">
            <text:p>4,511.40</text:p>
          </table:table-cell>
          <table:table-cell table:style-name="ce4" table:formula="of:=[.C5]-[.Q5]" office:value-type="float" office:value="5010.72" calcext:value-type="float">
            <text:p>5,010.72</text:p>
          </table:table-cell>
          <table:table-cell table:style-name="ce4" table:formula="of:=[.C5]-[.R5]" office:value-type="float" office:value="5212.2" calcext:value-type="float">
            <text:p>5,212.20</text:p>
          </table:table-cell>
          <table:table-cell table:style-name="ce4" table:formula="of:=[.C5]-[.S5]" office:value-type="float" office:value="7848.96" calcext:value-type="float">
            <text:p>7,848.96</text:p>
          </table:table-cell>
          <table:table-cell table:style-name="ce4" table:formula="of:=[.C5]-[.T5]" office:value-type="float" office:value="8392.08" calcext:value-type="float">
            <text:p>8,392.08</text:p>
          </table:table-cell>
          <table:table-cell table:style-name="ce4" table:formula="of:=[.C5]-[.U5]" office:value-type="float" office:value="8795.04" calcext:value-type="float">
            <text:p>8,795.04</text:p>
          </table:table-cell>
          <table:table-cell table:style-name="ce4" table:formula="of:=[.C5]-[.V5]" office:value-type="float" office:value="1191.36" calcext:value-type="float">
            <text:p>1,191.36</text:p>
          </table:table-cell>
          <table:table-cell table:style-name="ce4" table:formula="of:=[.C5]-[.W5]" office:value-type="float" office:value="1857.12" calcext:value-type="float">
            <text:p>1,857.12</text:p>
          </table:table-cell>
          <table:table-cell table:style-name="ce4" table:formula="of:=[.C5]-[.X5]" office:value-type="float" office:value="2119.92" calcext:value-type="float">
            <text:p>2,119.92</text:p>
          </table:table-cell>
          <table:table-cell table:style-name="ce4" table:formula="of:=[.C5]-[.Y5]" office:value-type="float" office:value="5150.88" calcext:value-type="float">
            <text:p>5,150.88</text:p>
          </table:table-cell>
          <table:table-cell table:style-name="ce4" table:formula="of:=[.C5]-[.Z5]" office:value-type="float" office:value="5886.72" calcext:value-type="float">
            <text:p>5,886.72</text:p>
          </table:table-cell>
          <table:table-cell table:style-name="ce4" table:formula="of:=[.C5]-[.AA5]" office:value-type="float" office:value="6070.68" calcext:value-type="float">
            <text:p>6,070.6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-([.D4]/[.C4])" office:value-type="percentage" office:value="0.20775462962963" calcext:value-type="percentage">
            <text:p>21%</text:p>
          </table:table-cell>
          <table:table-cell table:style-name="ce8" table:formula="of:=100%-([.E4]/[.C4])" office:value-type="percentage" office:value="0.24537037037037" calcext:value-type="percentage">
            <text:p>25%</text:p>
          </table:table-cell>
          <table:table-cell table:style-name="ce8" table:formula="of:=100%-([.F4]/[.C4])" office:value-type="percentage" office:value="0.260416666666667" calcext:value-type="percentage">
            <text:p>26%</text:p>
          </table:table-cell>
          <table:table-cell table:style-name="ce8" table:formula="of:=100%-([.G4]/[.C4])" office:value-type="percentage" office:value="0.449074074074074" calcext:value-type="percentage">
            <text:p>45%</text:p>
          </table:table-cell>
          <table:table-cell table:style-name="ce8" table:formula="of:=100%-([.H4]/[.C4])" office:value-type="percentage" office:value="0.490162037037037" calcext:value-type="percentage">
            <text:p>49%</text:p>
          </table:table-cell>
          <table:table-cell table:style-name="ce8" table:formula="of:=100%-([.I4]/[.C4])" office:value-type="percentage" office:value="0.5" calcext:value-type="percentage">
            <text:p>50%</text:p>
          </table:table-cell>
          <table:table-cell table:style-name="ce8" table:formula="of:=100%-([.J4]/[.C4])" office:value-type="percentage" office:value="0.369791666666667" calcext:value-type="percentage">
            <text:p>37%</text:p>
          </table:table-cell>
          <table:table-cell table:style-name="ce8" table:formula="of:=100%-([.K4]/[.C4])" office:value-type="percentage" office:value="0.399884259259259" calcext:value-type="percentage">
            <text:p>40%</text:p>
          </table:table-cell>
          <table:table-cell table:style-name="ce8" table:formula="of:=100%-([.L4]/[.C4])" office:value-type="percentage" office:value="0.412037037037037" calcext:value-type="percentage">
            <text:p>41%</text:p>
          </table:table-cell>
          <table:table-cell table:style-name="ce8" table:formula="of:=100%-([.M4]/[.C4])" office:value-type="percentage" office:value="0.568287037037037" calcext:value-type="percentage">
            <text:p>57%</text:p>
          </table:table-cell>
          <table:table-cell table:style-name="ce8" table:formula="of:=100%-([.N4]/[.C4])" office:value-type="percentage" office:value="0.600115740740741" calcext:value-type="percentage">
            <text:p>60%</text:p>
          </table:table-cell>
          <table:table-cell table:style-name="ce8" table:formula="of:=100%-([.O4]/[.C4])" office:value-type="percentage" office:value="0.623842592592593" calcext:value-type="percentage">
            <text:p>62%</text:p>
          </table:table-cell>
          <table:table-cell table:formula="of:=100%-([.P4]/[.C4])" office:value-type="percentage" office:value="0.298032407407407" calcext:value-type="percentage">
            <text:p>30%</text:p>
          </table:table-cell>
          <table:table-cell table:formula="of:=100%-([.Q4]/[.C4])" office:value-type="percentage" office:value="0.331018518518519" calcext:value-type="percentage">
            <text:p>33%</text:p>
          </table:table-cell>
          <table:table-cell table:style-name="ce8" table:formula="of:=100%-([.R4]/[.C4])" office:value-type="percentage" office:value="0.344328703703704" calcext:value-type="percentage">
            <text:p>34%</text:p>
          </table:table-cell>
          <table:table-cell table:style-name="ce8" table:formula="of:=100%-([.S4]/[.C4])" office:value-type="percentage" office:value="0.518518518518519" calcext:value-type="percentage">
            <text:p>52%</text:p>
          </table:table-cell>
          <table:table-cell table:formula="of:=100%-([.T4]/[.C4])" office:value-type="percentage" office:value="0.554398148148148" calcext:value-type="percentage">
            <text:p>55%</text:p>
          </table:table-cell>
          <table:table-cell table:formula="of:=100%-([.U4]/[.C4])" office:value-type="percentage" office:value="0.581018518518519" calcext:value-type="percentage">
            <text:p>58%</text:p>
          </table:table-cell>
          <table:table-cell table:style-name="ce8" table:formula="of:=100%-([.V4]/[.C4])" office:value-type="percentage" office:value="0.0787037037037036" calcext:value-type="percentage">
            <text:p>8%</text:p>
          </table:table-cell>
          <table:table-cell table:style-name="ce8" table:formula="of:=100%-([.W4]/[.C4])" office:value-type="percentage" office:value="0.122685185185185" calcext:value-type="percentage">
            <text:p>12%</text:p>
          </table:table-cell>
          <table:table-cell table:style-name="ce8" table:formula="of:=100%-([.X4]/[.C4])" office:value-type="percentage" office:value="0.140046296296296" calcext:value-type="percentage">
            <text:p>14%</text:p>
          </table:table-cell>
          <table:table-cell table:style-name="ce8" table:formula="of:=100%-([.Y4]/[.C4])" office:value-type="percentage" office:value="0.340277777777778" calcext:value-type="percentage">
            <text:p>34%</text:p>
          </table:table-cell>
          <table:table-cell table:style-name="ce8" table:formula="of:=100%-([.Z4]/[.C4])" office:value-type="percentage" office:value="0.388888888888889" calcext:value-type="percentage">
            <text:p>39%</text:p>
          </table:table-cell>
          <table:table-cell table:style-name="ce8" table:formula="of:=100%-([.AA4]/[.C4])" office:value-type="percentage" office:value="0.401041666666667" calcext:value-type="percentage">
            <text:p>40%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m5a.4xlarge (Tokyo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2" table:number-columns-repeated="997"/>
        </table:table-row>
        <table:table-row table:style-name="ro1">
          <table:table-cell/>
          <table:table-cell office:value-type="string" calcext:value-type="string">
            <text:p>hourly rate</text:p>
          </table:table-cell>
          <table:table-cell office:value-type="float" office:value="0.896" calcext:value-type="float">
            <text:p>0.896</text:p>
          </table:table-cell>
          <table:table-cell table:style-name="ce7" office:value-type="float" office:value="0.717" calcext:value-type="float">
            <text:p>0.717</text:p>
          </table:table-cell>
          <table:table-cell table:style-name="ce7" office:value-type="float" office:value="0.683" calcext:value-type="float">
            <text:p>0.683</text:p>
          </table:table-cell>
          <table:table-cell table:style-name="ce7" office:value-type="float" office:value="0.669" calcext:value-type="float">
            <text:p>0.669</text:p>
          </table:table-cell>
          <table:table-cell table:style-name="ce7" office:value-type="float" office:value="0.522" calcext:value-type="float">
            <text:p>0.522</text:p>
          </table:table-cell>
          <table:table-cell table:style-name="ce7" office:value-type="float" office:value="0.483" calcext:value-type="float">
            <text:p>0.483</text:p>
          </table:table-cell>
          <table:table-cell table:style-name="ce7" office:value-type="float" office:value="0.473" calcext:value-type="float">
            <text:p>0.473</text:p>
          </table:table-cell>
          <table:table-cell table:style-name="ce7" office:value-type="float" office:value="0.564" calcext:value-type="float">
            <text:p>0.564</text:p>
          </table:table-cell>
          <table:table-cell table:style-name="ce7" office:value-type="float" office:value="0.538" calcext:value-type="float">
            <text:p>0.538</text:p>
          </table:table-cell>
          <table:table-cell table:style-name="ce7" office:value-type="float" office:value="0.527" calcext:value-type="float">
            <text:p>0.527</text:p>
          </table:table-cell>
          <table:table-cell table:style-name="ce7" office:value-type="float" office:value="0.387" calcext:value-type="float">
            <text:p>0.387</text:p>
          </table:table-cell>
          <table:table-cell table:style-name="ce7" office:value-type="float" office:value="0.358" calcext:value-type="float">
            <text:p>0.358</text:p>
          </table:table-cell>
          <table:table-cell table:style-name="ce7" office:value-type="float" office:value="0.337" calcext:value-type="float">
            <text:p>0.337</text:p>
          </table:table-cell>
          <table:table-cell table:style-name="ce7" office:value-type="float" office:value="0.564" calcext:value-type="float">
            <text:p>0.564</text:p>
          </table:table-cell>
          <table:table-cell table:style-name="ce7" office:value-type="float" office:value="0.538" calcext:value-type="float">
            <text:p>0.538</text:p>
          </table:table-cell>
          <table:table-cell office:value-type="float" office:value="0.527" calcext:value-type="float">
            <text:p>0.527</text:p>
          </table:table-cell>
          <table:table-cell office:value-type="float" office:value="0.387" calcext:value-type="float">
            <text:p>0.387</text:p>
          </table:table-cell>
          <table:table-cell table:style-name="ce7" office:value-type="float" office:value="0.358" calcext:value-type="float">
            <text:p>0.358</text:p>
          </table:table-cell>
          <table:table-cell table:style-name="ce7" office:value-type="float" office:value="0.337" calcext:value-type="float">
            <text:p>0.337</text:p>
          </table:table-cell>
          <table:table-cell table:style-name="ce9" office:value-type="float" office:value="0.717" calcext:value-type="float">
            <text:p>0.717</text:p>
          </table:table-cell>
          <table:table-cell table:style-name="ce9" office:value-type="float" office:value="0.682" calcext:value-type="float">
            <text:p>0.682</text:p>
          </table:table-cell>
          <table:table-cell table:style-name="ce9" office:value-type="float" office:value="0.669" calcext:value-type="float">
            <text:p>0.669</text:p>
          </table:table-cell>
          <table:table-cell table:style-name="ce9" office:value-type="float" office:value="0.522" calcext:value-type="float">
            <text:p>0.522</text:p>
          </table:table-cell>
          <table:table-cell table:style-name="ce9" office:value-type="float" office:value="0.482" calcext:value-type="float">
            <text:p>0.482</text:p>
          </table:table-cell>
          <table:table-cell table:style-name="ce9" office:value-type="float" office:value="0.473" calcext:value-type="float">
            <text:p>0.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10]*8760" office:value-type="float" office:value="7848.96" calcext:value-type="float">
            <text:p>7,848.96</text:p>
          </table:table-cell>
          <table:table-cell table:formula="of:=[.D10]*8760" office:value-type="float" office:value="6280.92" calcext:value-type="float">
            <text:p>6,280.92</text:p>
          </table:table-cell>
          <table:table-cell table:formula="of:=[.E10]*8760" office:value-type="float" office:value="5983.08" calcext:value-type="float">
            <text:p>5,983.08</text:p>
          </table:table-cell>
          <table:table-cell table:formula="of:=[.F10]*8760" office:value-type="float" office:value="5860.44" calcext:value-type="float">
            <text:p>5,860.44</text:p>
          </table:table-cell>
          <table:table-cell table:formula="of:=[.G10]*8760" office:value-type="float" office:value="4572.72" calcext:value-type="float">
            <text:p>4,572.72</text:p>
          </table:table-cell>
          <table:table-cell table:formula="of:=[.H10]*8760" office:value-type="float" office:value="4231.08" calcext:value-type="float">
            <text:p>4,231.08</text:p>
          </table:table-cell>
          <table:table-cell table:formula="of:=[.I10]*8760" office:value-type="float" office:value="4143.48" calcext:value-type="float">
            <text:p>4,143.48</text:p>
          </table:table-cell>
          <table:table-cell table:formula="of:=[.J10]*8760" office:value-type="float" office:value="4940.64" calcext:value-type="float">
            <text:p>4,940.64</text:p>
          </table:table-cell>
          <table:table-cell table:formula="of:=[.K10]*8760" office:value-type="float" office:value="4712.88" calcext:value-type="float">
            <text:p>4,712.88</text:p>
          </table:table-cell>
          <table:table-cell table:formula="of:=[.L10]*8760" office:value-type="float" office:value="4616.52" calcext:value-type="float">
            <text:p>4,616.52</text:p>
          </table:table-cell>
          <table:table-cell table:formula="of:=[.M10]*8760" office:value-type="float" office:value="3390.12" calcext:value-type="float">
            <text:p>3,390.12</text:p>
          </table:table-cell>
          <table:table-cell table:formula="of:=[.N10]*8760" office:value-type="float" office:value="3136.08" calcext:value-type="float">
            <text:p>3,136.08</text:p>
          </table:table-cell>
          <table:table-cell table:formula="of:=[.O10]*8760" office:value-type="float" office:value="2952.12" calcext:value-type="float">
            <text:p>2,952.12</text:p>
          </table:table-cell>
          <table:table-cell table:style-name="ce4" table:formula="of:=[.P10]*8760" office:value-type="float" office:value="4940.64" calcext:value-type="float">
            <text:p>4,940.64</text:p>
          </table:table-cell>
          <table:table-cell table:style-name="ce4" table:formula="of:=[.Q10]*8760" office:value-type="float" office:value="4712.88" calcext:value-type="float">
            <text:p>4,712.88</text:p>
          </table:table-cell>
          <table:table-cell table:style-name="ce4" table:formula="of:=[.R10]*8760" office:value-type="float" office:value="4616.52" calcext:value-type="float">
            <text:p>4,616.52</text:p>
          </table:table-cell>
          <table:table-cell table:style-name="ce4" table:formula="of:=[.S10]*8760" office:value-type="float" office:value="3390.12" calcext:value-type="float">
            <text:p>3,390.12</text:p>
          </table:table-cell>
          <table:table-cell table:style-name="ce4" table:formula="of:=[.T10]*8760" office:value-type="float" office:value="3136.08" calcext:value-type="float">
            <text:p>3,136.08</text:p>
          </table:table-cell>
          <table:table-cell table:style-name="ce4" table:formula="of:=[.U10]*8760" office:value-type="float" office:value="2952.12" calcext:value-type="float">
            <text:p>2,952.12</text:p>
          </table:table-cell>
          <table:table-cell table:style-name="ce4" table:formula="of:=[.V10]*8760" office:value-type="float" office:value="6280.92" calcext:value-type="float">
            <text:p>6,280.92</text:p>
          </table:table-cell>
          <table:table-cell table:style-name="ce4" table:formula="of:=[.W10]*8760" office:value-type="float" office:value="5974.32" calcext:value-type="float">
            <text:p>5,974.32</text:p>
          </table:table-cell>
          <table:table-cell table:style-name="ce4" table:formula="of:=[.X10]*8760" office:value-type="float" office:value="5860.44" calcext:value-type="float">
            <text:p>5,860.44</text:p>
          </table:table-cell>
          <table:table-cell table:style-name="ce4" table:formula="of:=[.Y10]*8760" office:value-type="float" office:value="4572.72" calcext:value-type="float">
            <text:p>4,572.72</text:p>
          </table:table-cell>
          <table:table-cell table:style-name="ce4" table:formula="of:=[.Z10]*8760" office:value-type="float" office:value="4222.32" calcext:value-type="float">
            <text:p>4,222.32</text:p>
          </table:table-cell>
          <table:table-cell table:style-name="ce4" table:formula="of:=[.AA10]*8760" office:value-type="float" office:value="4143.48" calcext:value-type="float">
            <text:p>4,143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11]-[.D11]" office:value-type="float" office:value="1568.04" calcext:value-type="float">
            <text:p>1,568.04</text:p>
          </table:table-cell>
          <table:table-cell table:formula="of:=[.C11]-[.E11]" office:value-type="float" office:value="1865.88" calcext:value-type="float">
            <text:p>1,865.88</text:p>
          </table:table-cell>
          <table:table-cell table:formula="of:=[.C11]-[.F11]" office:value-type="float" office:value="1988.52" calcext:value-type="float">
            <text:p>1,988.52</text:p>
          </table:table-cell>
          <table:table-cell table:formula="of:=[.C11]-[.G11]" office:value-type="float" office:value="3276.24" calcext:value-type="float">
            <text:p>3,276.24</text:p>
          </table:table-cell>
          <table:table-cell table:formula="of:=[.C11]-[.H11]" office:value-type="float" office:value="3617.88" calcext:value-type="float">
            <text:p>3,617.88</text:p>
          </table:table-cell>
          <table:table-cell table:formula="of:=[.C11]-[.I11]" office:value-type="float" office:value="3705.48" calcext:value-type="float">
            <text:p>3,705.48</text:p>
          </table:table-cell>
          <table:table-cell table:formula="of:=[.C11]-[.J11]" office:value-type="float" office:value="2908.32" calcext:value-type="float">
            <text:p>2,908.32</text:p>
          </table:table-cell>
          <table:table-cell table:formula="of:=[.C11]-[.K11]" office:value-type="float" office:value="3136.08" calcext:value-type="float">
            <text:p>3,136.08</text:p>
          </table:table-cell>
          <table:table-cell table:formula="of:=[.C11]-[.L11]" office:value-type="float" office:value="3232.44" calcext:value-type="float">
            <text:p>3,232.44</text:p>
          </table:table-cell>
          <table:table-cell table:formula="of:=[.C11]-[.M11]" office:value-type="float" office:value="4458.84" calcext:value-type="float">
            <text:p>4,458.84</text:p>
          </table:table-cell>
          <table:table-cell table:formula="of:=[.C11]-[.N11]" office:value-type="float" office:value="4712.88" calcext:value-type="float">
            <text:p>4,712.88</text:p>
          </table:table-cell>
          <table:table-cell table:formula="of:=[.C11]-[.O11]" office:value-type="float" office:value="4896.84" calcext:value-type="float">
            <text:p>4,896.84</text:p>
          </table:table-cell>
          <table:table-cell table:style-name="ce4" table:formula="of:=[.C11]-[.P11]" office:value-type="float" office:value="2908.32" calcext:value-type="float">
            <text:p>2,908.32</text:p>
          </table:table-cell>
          <table:table-cell table:style-name="ce4" table:formula="of:=[.C11]-[.Q11]" office:value-type="float" office:value="3136.08" calcext:value-type="float">
            <text:p>3,136.08</text:p>
          </table:table-cell>
          <table:table-cell table:style-name="ce4" table:formula="of:=[.C11]-[.R11]" office:value-type="float" office:value="3232.44" calcext:value-type="float">
            <text:p>3,232.44</text:p>
          </table:table-cell>
          <table:table-cell table:style-name="ce4" table:formula="of:=[.C11]-[.S11]" office:value-type="float" office:value="4458.84" calcext:value-type="float">
            <text:p>4,458.84</text:p>
          </table:table-cell>
          <table:table-cell table:style-name="ce4" table:formula="of:=[.C11]-[.T11]" office:value-type="float" office:value="4712.88" calcext:value-type="float">
            <text:p>4,712.88</text:p>
          </table:table-cell>
          <table:table-cell table:style-name="ce4" table:formula="of:=[.C11]-[.U11]" office:value-type="float" office:value="4896.84" calcext:value-type="float">
            <text:p>4,896.84</text:p>
          </table:table-cell>
          <table:table-cell table:style-name="ce4" table:formula="of:=[.C11]-[.V11]" office:value-type="float" office:value="1568.04" calcext:value-type="float">
            <text:p>1,568.04</text:p>
          </table:table-cell>
          <table:table-cell table:style-name="ce4" table:formula="of:=[.C11]-[.W11]" office:value-type="float" office:value="1874.64" calcext:value-type="float">
            <text:p>1,874.64</text:p>
          </table:table-cell>
          <table:table-cell table:style-name="ce4" table:formula="of:=[.C11]-[.X11]" office:value-type="float" office:value="1988.52" calcext:value-type="float">
            <text:p>1,988.52</text:p>
          </table:table-cell>
          <table:table-cell table:style-name="ce4" table:formula="of:=[.C11]-[.Y11]" office:value-type="float" office:value="3276.24" calcext:value-type="float">
            <text:p>3,276.24</text:p>
          </table:table-cell>
          <table:table-cell table:style-name="ce4" table:formula="of:=[.C11]-[.Z11]" office:value-type="float" office:value="3626.64" calcext:value-type="float">
            <text:p>3,626.64</text:p>
          </table:table-cell>
          <table:table-cell table:style-name="ce4" table:formula="of:=[.C11]-[.AA11]" office:value-type="float" office:value="3705.48" calcext:value-type="float">
            <text:p>3,705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-([.D10]/[.C10])" office:value-type="percentage" office:value="0.199776785714286" calcext:value-type="percentage">
            <text:p>20%</text:p>
          </table:table-cell>
          <table:table-cell table:style-name="ce8" table:formula="of:=100%-([.E10]/[.C10])" office:value-type="percentage" office:value="0.237723214285714" calcext:value-type="percentage">
            <text:p>24%</text:p>
          </table:table-cell>
          <table:table-cell table:style-name="ce8" table:formula="of:=100%-([.F10]/[.C10])" office:value-type="percentage" office:value="0.253348214285714" calcext:value-type="percentage">
            <text:p>25%</text:p>
          </table:table-cell>
          <table:table-cell table:style-name="ce8" table:formula="of:=100%-([.G10]/[.C10])" office:value-type="percentage" office:value="0.417410714285714" calcext:value-type="percentage">
            <text:p>42%</text:p>
          </table:table-cell>
          <table:table-cell table:style-name="ce8" table:formula="of:=100%-([.H10]/[.C10])" office:value-type="percentage" office:value="0.4609375" calcext:value-type="percentage">
            <text:p>46%</text:p>
          </table:table-cell>
          <table:table-cell table:style-name="ce8" table:formula="of:=100%-([.I10]/[.C10])" office:value-type="percentage" office:value="0.472098214285714" calcext:value-type="percentage">
            <text:p>47%</text:p>
          </table:table-cell>
          <table:table-cell table:style-name="ce8" table:formula="of:=100%-([.J10]/[.C10])" office:value-type="percentage" office:value="0.370535714285714" calcext:value-type="percentage">
            <text:p>37%</text:p>
          </table:table-cell>
          <table:table-cell table:style-name="ce8" table:formula="of:=100%-([.K10]/[.C10])" office:value-type="percentage" office:value="0.399553571428571" calcext:value-type="percentage">
            <text:p>40%</text:p>
          </table:table-cell>
          <table:table-cell table:style-name="ce8" table:formula="of:=100%-([.L10]/[.C10])" office:value-type="percentage" office:value="0.411830357142857" calcext:value-type="percentage">
            <text:p>41%</text:p>
          </table:table-cell>
          <table:table-cell table:style-name="ce8" table:formula="of:=100%-([.M10]/[.C10])" office:value-type="percentage" office:value="0.568080357142857" calcext:value-type="percentage">
            <text:p>57%</text:p>
          </table:table-cell>
          <table:table-cell table:style-name="ce8" table:formula="of:=100%-([.N10]/[.C10])" office:value-type="percentage" office:value="0.600446428571429" calcext:value-type="percentage">
            <text:p>60%</text:p>
          </table:table-cell>
          <table:table-cell table:style-name="ce8" table:formula="of:=100%-([.O10]/[.C10])" office:value-type="percentage" office:value="0.623883928571429" calcext:value-type="percentage">
            <text:p>62%</text:p>
          </table:table-cell>
          <table:table-cell table:formula="of:=100%-([.P10]/[.C10])" office:value-type="percentage" office:value="0.370535714285714" calcext:value-type="percentage">
            <text:p>37%</text:p>
          </table:table-cell>
          <table:table-cell table:formula="of:=100%-([.Q10]/[.C10])" office:value-type="percentage" office:value="0.399553571428571" calcext:value-type="percentage">
            <text:p>40%</text:p>
          </table:table-cell>
          <table:table-cell table:style-name="ce8" table:formula="of:=100%-([.R10]/[.C10])" office:value-type="percentage" office:value="0.411830357142857" calcext:value-type="percentage">
            <text:p>41%</text:p>
          </table:table-cell>
          <table:table-cell table:style-name="ce8" table:formula="of:=100%-([.S10]/[.C10])" office:value-type="percentage" office:value="0.568080357142857" calcext:value-type="percentage">
            <text:p>57%</text:p>
          </table:table-cell>
          <table:table-cell table:formula="of:=100%-([.T10]/[.C10])" office:value-type="percentage" office:value="0.600446428571429" calcext:value-type="percentage">
            <text:p>60%</text:p>
          </table:table-cell>
          <table:table-cell table:formula="of:=100%-([.U10]/[.C10])" office:value-type="percentage" office:value="0.623883928571429" calcext:value-type="percentage">
            <text:p>62%</text:p>
          </table:table-cell>
          <table:table-cell table:style-name="ce8" table:formula="of:=100%-([.V10]/[.C10])" office:value-type="percentage" office:value="0.199776785714286" calcext:value-type="percentage">
            <text:p>20%</text:p>
          </table:table-cell>
          <table:table-cell table:style-name="ce8" table:formula="of:=100%-([.W10]/[.C10])" office:value-type="percentage" office:value="0.238839285714286" calcext:value-type="percentage">
            <text:p>24%</text:p>
          </table:table-cell>
          <table:table-cell table:style-name="ce8" table:formula="of:=100%-([.X10]/[.C10])" office:value-type="percentage" office:value="0.253348214285714" calcext:value-type="percentage">
            <text:p>25%</text:p>
          </table:table-cell>
          <table:table-cell table:style-name="ce8" table:formula="of:=100%-([.Y10]/[.C10])" office:value-type="percentage" office:value="0.417410714285714" calcext:value-type="percentage">
            <text:p>42%</text:p>
          </table:table-cell>
          <table:table-cell table:style-name="ce8" table:formula="of:=100%-([.Z10]/[.C10])" office:value-type="percentage" office:value="0.462053571428571" calcext:value-type="percentage">
            <text:p>46%</text:p>
          </table:table-cell>
          <table:table-cell table:style-name="ce8" table:formula="of:=100%-([.AA10]/[.C10])" office:value-type="percentage" office:value="0.472098214285714" calcext:value-type="percentage">
            <text:p>47%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 table:number-columns-repeated="1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t3.medium (Ireland)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2" table:number-columns-repeated="997"/>
        </table:table-row>
        <table:table-row table:style-name="ro1">
          <table:table-cell/>
          <table:table-cell office:value-type="string" calcext:value-type="string">
            <text:p>hourly rate</text:p>
          </table:table-cell>
          <table:table-cell office:value-type="float" office:value="0.0456" calcext:value-type="float">
            <text:p>0.0456</text:p>
          </table:table-cell>
          <table:table-cell table:style-name="ce9" office:value-type="float" office:value="0.0373" calcext:value-type="float">
            <text:p>0.037</text:p>
          </table:table-cell>
          <table:table-cell table:style-name="ce9" office:value-type="float" office:value="0.0356" calcext:value-type="float">
            <text:p>0.036</text:p>
          </table:table-cell>
          <table:table-cell table:style-name="ce9" office:value-type="float" office:value="0.0348" calcext:value-type="float">
            <text:p>0.035</text:p>
          </table:table-cell>
          <table:table-cell table:style-name="ce9" office:value-type="float" office:value="0.0264" calcext:value-type="float">
            <text:p>0.026</text:p>
          </table:table-cell>
          <table:table-cell table:style-name="ce9" office:value-type="float" office:value="0.0244" calcext:value-type="float">
            <text:p>0.024</text:p>
          </table:table-cell>
          <table:table-cell table:style-name="ce9" office:value-type="float" office:value="0.0239" calcext:value-type="float">
            <text:p>0.024</text:p>
          </table:table-cell>
          <table:table-cell table:style-name="ce7" office:value-type="float" office:value="0.0287" calcext:value-type="float">
            <text:p>0.029</text:p>
          </table:table-cell>
          <table:table-cell table:style-name="ce7" office:value-type="float" office:value="0.0274" calcext:value-type="float">
            <text:p>0.027</text:p>
          </table:table-cell>
          <table:table-cell table:style-name="ce7" office:value-type="float" office:value="0.0268" calcext:value-type="float">
            <text:p>0.027</text:p>
          </table:table-cell>
          <table:table-cell table:style-name="ce7" office:value-type="float" office:value="0.0197" calcext:value-type="float">
            <text:p>0.020</text:p>
          </table:table-cell>
          <table:table-cell table:style-name="ce7" office:value-type="float" office:value="0.0182" calcext:value-type="float">
            <text:p>0.018</text:p>
          </table:table-cell>
          <table:table-cell table:style-name="ce7" office:value-type="float" office:value="0.0171" calcext:value-type="float">
            <text:p>0.017</text:p>
          </table:table-cell>
          <table:table-cell table:style-name="ce7" office:value-type="float" office:value="0.034" calcext:value-type="float">
            <text:p>0.034</text:p>
          </table:table-cell>
          <table:table-cell table:style-name="ce7" office:value-type="float" office:value="0.033" calcext:value-type="float">
            <text:p>0.0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" calcext:value-type="float">
            <text:p>0.024</text:p>
          </table:table-cell>
          <table:table-cell table:style-name="ce7" office:value-type="float" office:value="0.022" calcext:value-type="float">
            <text:p>0.022</text:p>
          </table:table-cell>
          <table:table-cell table:style-name="ce7" office:value-type="float" office:value="0.02" calcext:value-type="float">
            <text:p>0.020</text:p>
          </table:table-cell>
          <table:table-cell table:style-name="ce9" office:value-type="float" office:value="0.043" calcext:value-type="float">
            <text:p>0.043</text:p>
          </table:table-cell>
          <table:table-cell table:style-name="ce9" office:value-type="float" office:value="0.041" calcext:value-type="float">
            <text:p>0.041</text:p>
          </table:table-cell>
          <table:table-cell table:style-name="ce9" office:value-type="float" office:value="0.04" calcext:value-type="float">
            <text:p>0.040</text:p>
          </table:table-cell>
          <table:table-cell table:style-name="ce9" office:value-type="float" office:value="0.031" calcext:value-type="float">
            <text:p>0.031</text:p>
          </table:table-cell>
          <table:table-cell table:style-name="ce9" office:value-type="float" office:value="0.029" calcext:value-type="float">
            <text:p>0.029</text:p>
          </table:table-cell>
          <table:table-cell table:style-name="ce9" office:value-type="float" office:value="0.028" calcext:value-type="float">
            <text:p>0.0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16]*8760" office:value-type="float" office:value="399.456" calcext:value-type="float">
            <text:p>399.46</text:p>
          </table:table-cell>
          <table:table-cell table:formula="of:=[.D16]*8760" office:value-type="float" office:value="326.748" calcext:value-type="float">
            <text:p>326.75</text:p>
          </table:table-cell>
          <table:table-cell table:formula="of:=[.E16]*8760" office:value-type="float" office:value="311.856" calcext:value-type="float">
            <text:p>311.86</text:p>
          </table:table-cell>
          <table:table-cell table:formula="of:=[.F16]*8760" office:value-type="float" office:value="304.848" calcext:value-type="float">
            <text:p>304.85</text:p>
          </table:table-cell>
          <table:table-cell table:formula="of:=[.G16]*8760" office:value-type="float" office:value="231.264" calcext:value-type="float">
            <text:p>231.26</text:p>
          </table:table-cell>
          <table:table-cell table:formula="of:=[.H16]*8760" office:value-type="float" office:value="213.744" calcext:value-type="float">
            <text:p>213.74</text:p>
          </table:table-cell>
          <table:table-cell table:formula="of:=[.I16]*8760" office:value-type="float" office:value="209.364" calcext:value-type="float">
            <text:p>209.36</text:p>
          </table:table-cell>
          <table:table-cell table:formula="of:=[.J16]*8760" office:value-type="float" office:value="251.412" calcext:value-type="float">
            <text:p>251.41</text:p>
          </table:table-cell>
          <table:table-cell table:formula="of:=[.K16]*8760" office:value-type="float" office:value="240.024" calcext:value-type="float">
            <text:p>240.02</text:p>
          </table:table-cell>
          <table:table-cell table:formula="of:=[.L16]*8760" office:value-type="float" office:value="234.768" calcext:value-type="float">
            <text:p>234.77</text:p>
          </table:table-cell>
          <table:table-cell table:formula="of:=[.M16]*8760" office:value-type="float" office:value="172.572" calcext:value-type="float">
            <text:p>172.57</text:p>
          </table:table-cell>
          <table:table-cell table:formula="of:=[.N16]*8760" office:value-type="float" office:value="159.432" calcext:value-type="float">
            <text:p>159.43</text:p>
          </table:table-cell>
          <table:table-cell table:formula="of:=[.O16]*8760" office:value-type="float" office:value="149.796" calcext:value-type="float">
            <text:p>149.80</text:p>
          </table:table-cell>
          <table:table-cell table:style-name="ce4" table:formula="of:=[.P16]*8760" office:value-type="float" office:value="297.84" calcext:value-type="float">
            <text:p>297.84</text:p>
          </table:table-cell>
          <table:table-cell table:style-name="ce4" table:formula="of:=[.Q16]*8760" office:value-type="float" office:value="289.08" calcext:value-type="float">
            <text:p>289.08</text:p>
          </table:table-cell>
          <table:table-cell table:style-name="ce4" table:formula="of:=[.R16]*8760" office:value-type="float" office:value="280.32" calcext:value-type="float">
            <text:p>280.32</text:p>
          </table:table-cell>
          <table:table-cell table:style-name="ce4" table:formula="of:=[.S16]*8760" office:value-type="float" office:value="210.24" calcext:value-type="float">
            <text:p>210.24</text:p>
          </table:table-cell>
          <table:table-cell table:style-name="ce4" table:formula="of:=[.T16]*8760" office:value-type="float" office:value="192.72" calcext:value-type="float">
            <text:p>192.72</text:p>
          </table:table-cell>
          <table:table-cell table:style-name="ce4" table:formula="of:=[.U16]*8760" office:value-type="float" office:value="175.2" calcext:value-type="float">
            <text:p>175.20</text:p>
          </table:table-cell>
          <table:table-cell table:style-name="ce4" table:formula="of:=[.V16]*8760" office:value-type="float" office:value="376.68" calcext:value-type="float">
            <text:p>376.68</text:p>
          </table:table-cell>
          <table:table-cell table:style-name="ce4" table:formula="of:=[.W16]*8760" office:value-type="float" office:value="359.16" calcext:value-type="float">
            <text:p>359.16</text:p>
          </table:table-cell>
          <table:table-cell table:style-name="ce4" table:formula="of:=[.X16]*8760" office:value-type="float" office:value="350.4" calcext:value-type="float">
            <text:p>350.40</text:p>
          </table:table-cell>
          <table:table-cell table:style-name="ce4" table:formula="of:=[.Y16]*8760" office:value-type="float" office:value="271.56" calcext:value-type="float">
            <text:p>271.56</text:p>
          </table:table-cell>
          <table:table-cell table:style-name="ce4" table:formula="of:=[.Z16]*8760" office:value-type="float" office:value="254.04" calcext:value-type="float">
            <text:p>254.04</text:p>
          </table:table-cell>
          <table:table-cell table:style-name="ce4" table:formula="of:=[.AA16]*8760" office:value-type="float" office:value="245.28" calcext:value-type="float">
            <text:p>245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17]-[.D17]" office:value-type="float" office:value="72.708" calcext:value-type="float">
            <text:p>72.71</text:p>
          </table:table-cell>
          <table:table-cell table:formula="of:=[.C17]-[.E17]" office:value-type="float" office:value="87.6" calcext:value-type="float">
            <text:p>87.60</text:p>
          </table:table-cell>
          <table:table-cell table:formula="of:=[.C17]-[.F17]" office:value-type="float" office:value="94.6080000000001" calcext:value-type="float">
            <text:p>94.61</text:p>
          </table:table-cell>
          <table:table-cell table:formula="of:=[.C17]-[.G17]" office:value-type="float" office:value="168.192" calcext:value-type="float">
            <text:p>168.19</text:p>
          </table:table-cell>
          <table:table-cell table:formula="of:=[.C17]-[.H17]" office:value-type="float" office:value="185.712" calcext:value-type="float">
            <text:p>185.71</text:p>
          </table:table-cell>
          <table:table-cell table:formula="of:=[.C17]-[.I17]" office:value-type="float" office:value="190.092" calcext:value-type="float">
            <text:p>190.09</text:p>
          </table:table-cell>
          <table:table-cell table:formula="of:=[.C17]-[.J17]" office:value-type="float" office:value="148.044" calcext:value-type="float">
            <text:p>148.04</text:p>
          </table:table-cell>
          <table:table-cell table:formula="of:=[.C17]-[.K17]" office:value-type="float" office:value="159.432" calcext:value-type="float">
            <text:p>159.43</text:p>
          </table:table-cell>
          <table:table-cell table:formula="of:=[.C17]-[.L17]" office:value-type="float" office:value="164.688" calcext:value-type="float">
            <text:p>164.69</text:p>
          </table:table-cell>
          <table:table-cell table:formula="of:=[.C17]-[.M17]" office:value-type="float" office:value="226.884" calcext:value-type="float">
            <text:p>226.88</text:p>
          </table:table-cell>
          <table:table-cell table:formula="of:=[.C17]-[.N17]" office:value-type="float" office:value="240.024" calcext:value-type="float">
            <text:p>240.02</text:p>
          </table:table-cell>
          <table:table-cell table:formula="of:=[.C17]-[.O17]" office:value-type="float" office:value="249.66" calcext:value-type="float">
            <text:p>249.66</text:p>
          </table:table-cell>
          <table:table-cell table:style-name="ce4" table:formula="of:=[.C17]-[.P17]" office:value-type="float" office:value="101.616" calcext:value-type="float">
            <text:p>101.62</text:p>
          </table:table-cell>
          <table:table-cell table:style-name="ce4" table:formula="of:=[.C17]-[.Q17]" office:value-type="float" office:value="110.376" calcext:value-type="float">
            <text:p>110.38</text:p>
          </table:table-cell>
          <table:table-cell table:style-name="ce4" table:formula="of:=[.C17]-[.R17]" office:value-type="float" office:value="119.136" calcext:value-type="float">
            <text:p>119.14</text:p>
          </table:table-cell>
          <table:table-cell table:style-name="ce4" table:formula="of:=[.C17]-[.S17]" office:value-type="float" office:value="189.216" calcext:value-type="float">
            <text:p>189.22</text:p>
          </table:table-cell>
          <table:table-cell table:style-name="ce4" table:formula="of:=[.C17]-[.T17]" office:value-type="float" office:value="206.736" calcext:value-type="float">
            <text:p>206.74</text:p>
          </table:table-cell>
          <table:table-cell table:style-name="ce4" table:formula="of:=[.C17]-[.U17]" office:value-type="float" office:value="224.256" calcext:value-type="float">
            <text:p>224.26</text:p>
          </table:table-cell>
          <table:table-cell table:style-name="ce4" table:formula="of:=[.C17]-[.V17]" office:value-type="float" office:value="22.7760000000001" calcext:value-type="float">
            <text:p>22.78</text:p>
          </table:table-cell>
          <table:table-cell table:style-name="ce4" table:formula="of:=[.C17]-[.W17]" office:value-type="float" office:value="40.296" calcext:value-type="float">
            <text:p>40.30</text:p>
          </table:table-cell>
          <table:table-cell table:style-name="ce4" table:formula="of:=[.C17]-[.X17]" office:value-type="float" office:value="49.056" calcext:value-type="float">
            <text:p>49.06</text:p>
          </table:table-cell>
          <table:table-cell table:style-name="ce4" table:formula="of:=[.C17]-[.Y17]" office:value-type="float" office:value="127.896" calcext:value-type="float">
            <text:p>127.90</text:p>
          </table:table-cell>
          <table:table-cell table:style-name="ce4" table:formula="of:=[.C17]-[.Z17]" office:value-type="float" office:value="145.416" calcext:value-type="float">
            <text:p>145.42</text:p>
          </table:table-cell>
          <table:table-cell table:style-name="ce4" table:formula="of:=[.C17]-[.AA17]" office:value-type="float" office:value="154.176" calcext:value-type="float">
            <text:p>154.1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-([.D16]/[.C16])" office:value-type="percentage" office:value="0.182017543859649" calcext:value-type="percentage">
            <text:p>18%</text:p>
          </table:table-cell>
          <table:table-cell table:style-name="ce8" table:formula="of:=100%-([.E16]/[.C16])" office:value-type="percentage" office:value="0.219298245614035" calcext:value-type="percentage">
            <text:p>22%</text:p>
          </table:table-cell>
          <table:table-cell table:style-name="ce8" table:formula="of:=100%-([.F16]/[.C16])" office:value-type="percentage" office:value="0.236842105263158" calcext:value-type="percentage">
            <text:p>24%</text:p>
          </table:table-cell>
          <table:table-cell table:style-name="ce8" table:formula="of:=100%-([.G16]/[.C16])" office:value-type="percentage" office:value="0.421052631578947" calcext:value-type="percentage">
            <text:p>42%</text:p>
          </table:table-cell>
          <table:table-cell table:style-name="ce8" table:formula="of:=100%-([.H16]/[.C16])" office:value-type="percentage" office:value="0.464912280701754" calcext:value-type="percentage">
            <text:p>46%</text:p>
          </table:table-cell>
          <table:table-cell table:style-name="ce8" table:formula="of:=100%-([.I16]/[.C16])" office:value-type="percentage" office:value="0.475877192982456" calcext:value-type="percentage">
            <text:p>48%</text:p>
          </table:table-cell>
          <table:table-cell table:style-name="ce8" table:formula="of:=100%-([.J16]/[.C16])" office:value-type="percentage" office:value="0.370614035087719" calcext:value-type="percentage">
            <text:p>37%</text:p>
          </table:table-cell>
          <table:table-cell table:style-name="ce8" table:formula="of:=100%-([.K16]/[.C16])" office:value-type="percentage" office:value="0.399122807017544" calcext:value-type="percentage">
            <text:p>40%</text:p>
          </table:table-cell>
          <table:table-cell table:style-name="ce8" table:formula="of:=100%-([.L16]/[.C16])" office:value-type="percentage" office:value="0.412280701754386" calcext:value-type="percentage">
            <text:p>41%</text:p>
          </table:table-cell>
          <table:table-cell table:style-name="ce8" table:formula="of:=100%-([.M16]/[.C16])" office:value-type="percentage" office:value="0.567982456140351" calcext:value-type="percentage">
            <text:p>57%</text:p>
          </table:table-cell>
          <table:table-cell table:style-name="ce8" table:formula="of:=100%-([.N16]/[.C16])" office:value-type="percentage" office:value="0.600877192982456" calcext:value-type="percentage">
            <text:p>60%</text:p>
          </table:table-cell>
          <table:table-cell table:style-name="ce8" table:formula="of:=100%-([.O16]/[.C16])" office:value-type="percentage" office:value="0.625" calcext:value-type="percentage">
            <text:p>63%</text:p>
          </table:table-cell>
          <table:table-cell table:formula="of:=100%-([.P16]/[.C16])" office:value-type="percentage" office:value="0.254385964912281" calcext:value-type="percentage">
            <text:p>25%</text:p>
          </table:table-cell>
          <table:table-cell table:formula="of:=100%-([.Q16]/[.C16])" office:value-type="percentage" office:value="0.276315789473684" calcext:value-type="percentage">
            <text:p>28%</text:p>
          </table:table-cell>
          <table:table-cell table:style-name="ce8" table:formula="of:=100%-([.R16]/[.C16])" office:value-type="percentage" office:value="0.298245614035088" calcext:value-type="percentage">
            <text:p>30%</text:p>
          </table:table-cell>
          <table:table-cell table:style-name="ce8" table:formula="of:=100%-([.S16]/[.C16])" office:value-type="percentage" office:value="0.473684210526316" calcext:value-type="percentage">
            <text:p>47%</text:p>
          </table:table-cell>
          <table:table-cell table:formula="of:=100%-([.T16]/[.C16])" office:value-type="percentage" office:value="0.517543859649123" calcext:value-type="percentage">
            <text:p>52%</text:p>
          </table:table-cell>
          <table:table-cell table:formula="of:=100%-([.U16]/[.C16])" office:value-type="percentage" office:value="0.56140350877193" calcext:value-type="percentage">
            <text:p>56%</text:p>
          </table:table-cell>
          <table:table-cell table:style-name="ce8" table:formula="of:=100%-([.V16]/[.C16])" office:value-type="percentage" office:value="0.0570175438596492" calcext:value-type="percentage">
            <text:p>6%</text:p>
          </table:table-cell>
          <table:table-cell table:style-name="ce8" table:formula="of:=100%-([.W16]/[.C16])" office:value-type="percentage" office:value="0.100877192982456" calcext:value-type="percentage">
            <text:p>10%</text:p>
          </table:table-cell>
          <table:table-cell table:style-name="ce8" table:formula="of:=100%-([.X16]/[.C16])" office:value-type="percentage" office:value="0.12280701754386" calcext:value-type="percentage">
            <text:p>12%</text:p>
          </table:table-cell>
          <table:table-cell table:style-name="ce8" table:formula="of:=100%-([.Y16]/[.C16])" office:value-type="percentage" office:value="0.320175438596491" calcext:value-type="percentage">
            <text:p>32%</text:p>
          </table:table-cell>
          <table:table-cell table:style-name="ce8" table:formula="of:=100%-([.Z16]/[.C16])" office:value-type="percentage" office:value="0.364035087719298" calcext:value-type="percentage">
            <text:p>36%</text:p>
          </table:table-cell>
          <table:table-cell table:style-name="ce8" table:formula="of:=100%-([.AA16]/[.C16])" office:value-type="percentage" office:value="0.385964912280702" calcext:value-type="percentage">
            <text:p>39%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 table:number-columns-repeated="1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Fargate GB / hour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table:number-columns-repeated="6"/>
          <table:table-cell table:style-name="ce2" table:number-columns-repeated="1009"/>
        </table:table-row>
        <table:table-row table:style-name="ro1">
          <table:table-cell/>
          <table:table-cell office:value-type="string" calcext:value-type="string">
            <text:p>hourly rate</text:p>
          </table:table-cell>
          <table:table-cell table:style-name="ce5" office:value-type="float" office:value="0.004445" calcext:value-type="float">
            <text:p>0.004445</text:p>
          </table:table-cell>
          <table:table-cell table:style-name="ce10" office:value-type="float" office:value="0.00377825" calcext:value-type="float">
            <text:p>0.00377825</text:p>
          </table:table-cell>
          <table:table-cell table:style-name="ce10" office:value-type="float" office:value="0.003556" calcext:value-type="float">
            <text:p>0.00355600</text:p>
          </table:table-cell>
          <table:table-cell table:style-name="ce10" office:value-type="float" office:value="0.0034671" calcext:value-type="float">
            <text:p>0.00346710</text:p>
          </table:table-cell>
          <table:table-cell table:style-name="ce10" office:value-type="float" office:value="0.002667" calcext:value-type="float">
            <text:p>0.00266700</text:p>
          </table:table-cell>
          <table:table-cell table:style-name="ce10" office:value-type="float" office:value="0.00244475" calcext:value-type="float">
            <text:p>0.00244475</text:p>
          </table:table-cell>
          <table:table-cell table:style-name="ce10" office:value-type="float" office:value="0.00235585" calcext:value-type="float">
            <text:p>0.00235585</text:p>
          </table:table-cell>
          <table:table-cell table:style-name="ce7"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22]*8760" office:value-type="float" office:value="38.9382" calcext:value-type="float">
            <text:p>38.94</text:p>
          </table:table-cell>
          <table:table-cell table:formula="of:=[.D22]*8760" office:value-type="float" office:value="33.09747" calcext:value-type="float">
            <text:p>33.10</text:p>
          </table:table-cell>
          <table:table-cell table:formula="of:=[.E22]*8760" office:value-type="float" office:value="31.15056" calcext:value-type="float">
            <text:p>31.15</text:p>
          </table:table-cell>
          <table:table-cell table:formula="of:=[.F22]*8760" office:value-type="float" office:value="30.371796" calcext:value-type="float">
            <text:p>30.37</text:p>
          </table:table-cell>
          <table:table-cell table:formula="of:=[.G22]*8760" office:value-type="float" office:value="23.36292" calcext:value-type="float">
            <text:p>23.36</text:p>
          </table:table-cell>
          <table:table-cell table:formula="of:=[.H22]*8760" office:value-type="float" office:value="21.41601" calcext:value-type="float">
            <text:p>21.42</text:p>
          </table:table-cell>
          <table:table-cell table:formula="of:=[.I22]*8760" office:value-type="float" office:value="20.637246" calcext:value-type="float">
            <text:p>20.64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23]-[.D23]" office:value-type="float" office:value="5.84073" calcext:value-type="float">
            <text:p>5.84</text:p>
          </table:table-cell>
          <table:table-cell table:formula="of:=[.C23]-[.E23]" office:value-type="float" office:value="7.78764" calcext:value-type="float">
            <text:p>7.79</text:p>
          </table:table-cell>
          <table:table-cell table:formula="of:=[.C23]-[.F23]" office:value-type="float" office:value="8.566404" calcext:value-type="float">
            <text:p>8.57</text:p>
          </table:table-cell>
          <table:table-cell table:formula="of:=[.C23]-[.G23]" office:value-type="float" office:value="15.57528" calcext:value-type="float">
            <text:p>15.58</text:p>
          </table:table-cell>
          <table:table-cell table:formula="of:=[.C23]-[.H23]" office:value-type="float" office:value="17.52219" calcext:value-type="float">
            <text:p>17.52</text:p>
          </table:table-cell>
          <table:table-cell table:formula="of:=[.C23]-[.I23]" office:value-type="float" office:value="18.300954" calcext:value-type="float">
            <text:p>18.30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-([.D22]/[.C22])" office:value-type="percentage" office:value="0.15" calcext:value-type="percentage">
            <text:p>15%</text:p>
          </table:table-cell>
          <table:table-cell table:style-name="ce8" table:formula="of:=100%-([.E22]/[.C22])" office:value-type="percentage" office:value="0.2" calcext:value-type="percentage">
            <text:p>20%</text:p>
          </table:table-cell>
          <table:table-cell table:style-name="ce8" table:formula="of:=100%-([.F22]/[.C22])" office:value-type="percentage" office:value="0.22" calcext:value-type="percentage">
            <text:p>22%</text:p>
          </table:table-cell>
          <table:table-cell table:style-name="ce8" table:formula="of:=100%-([.G22]/[.C22])" office:value-type="percentage" office:value="0.4" calcext:value-type="percentage">
            <text:p>40%</text:p>
          </table:table-cell>
          <table:table-cell table:style-name="ce8" table:formula="of:=100%-([.H22]/[.C22])" office:value-type="percentage" office:value="0.45" calcext:value-type="percentage">
            <text:p>45%</text:p>
          </table:table-cell>
          <table:table-cell table:style-name="ce8" table:formula="of:=100%-([.I22]/[.C22])" office:value-type="percentage" office:value="0.47" calcext:value-type="percentage">
            <text:p>47%</text:p>
          </table:table-cell>
          <table:table-cell table:style-name="ce8" table:number-columns-repeated="6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6"/>
          <table:table-cell table:number-columns-repeated="997"/>
        </table:table-row>
        <table:table-row table:style-name="ro1">
          <table:table-cell table:number-columns-repeated="3"/>
          <table:table-cell table:style-name="ce8" table:number-columns-repeated="1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Fargate vCPU / hour</text:p>
          </table:table-cell>
          <table:table-cell table:style-name="ce2" table:number-columns-repeated="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hourly rate</text:p>
          </table:table-cell>
          <table:table-cell table:style-name="ce6" office:value-type="float" office:value="0.04048" calcext:value-type="float">
            <text:p>0.0404800</text:p>
          </table:table-cell>
          <table:table-cell table:style-name="ce6" office:value-type="float" office:value="0.034408" calcext:value-type="float">
            <text:p>0.0344080</text:p>
          </table:table-cell>
          <table:table-cell table:style-name="ce6" office:value-type="float" office:value="0.032384" calcext:value-type="float">
            <text:p>0.0323840</text:p>
          </table:table-cell>
          <table:table-cell table:style-name="ce6" office:value-type="float" office:value="0.0315744" calcext:value-type="float">
            <text:p>0.0315744</text:p>
          </table:table-cell>
          <table:table-cell table:style-name="ce6" office:value-type="float" office:value="0.024288" calcext:value-type="float">
            <text:p>0.0242880</text:p>
          </table:table-cell>
          <table:table-cell table:style-name="ce6" office:value-type="float" office:value="0.022264" calcext:value-type="float">
            <text:p>0.0222640</text:p>
          </table:table-cell>
          <table:table-cell table:style-name="ce6" office:value-type="float" office:value="0.0214544" calcext:value-type="float">
            <text:p>0.0214544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rate</text:p>
          </table:table-cell>
          <table:table-cell table:style-name="ce4" table:formula="of:=[.C28]*8760" office:value-type="float" office:value="354.6048" calcext:value-type="float">
            <text:p>354.60</text:p>
          </table:table-cell>
          <table:table-cell table:formula="of:=[.D28]*8760" office:value-type="float" office:value="301.41408" calcext:value-type="float">
            <text:p>301.41</text:p>
          </table:table-cell>
          <table:table-cell table:formula="of:=[.E28]*8760" office:value-type="float" office:value="283.68384" calcext:value-type="float">
            <text:p>283.68</text:p>
          </table:table-cell>
          <table:table-cell table:formula="of:=[.F28]*8760" office:value-type="float" office:value="276.591744" calcext:value-type="float">
            <text:p>276.59</text:p>
          </table:table-cell>
          <table:table-cell table:formula="of:=[.G28]*8760" office:value-type="float" office:value="212.76288" calcext:value-type="float">
            <text:p>212.76</text:p>
          </table:table-cell>
          <table:table-cell table:formula="of:=[.H28]*8760" office:value-type="float" office:value="195.03264" calcext:value-type="float">
            <text:p>195.03</text:p>
          </table:table-cell>
          <table:table-cell table:formula="of:=[.I28]*8760" office:value-type="float" office:value="187.940544" calcext:value-type="float">
            <text:p>187.94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early savings</text:p>
          </table:table-cell>
          <table:table-cell/>
          <table:table-cell table:formula="of:=[.C29]-[.D29]" office:value-type="float" office:value="53.19072" calcext:value-type="float">
            <text:p>53.19</text:p>
          </table:table-cell>
          <table:table-cell table:formula="of:=[.C29]-[.E29]" office:value-type="float" office:value="70.92096" calcext:value-type="float">
            <text:p>70.92</text:p>
          </table:table-cell>
          <table:table-cell table:formula="of:=[.C29]-[.F29]" office:value-type="float" office:value="78.013056" calcext:value-type="float">
            <text:p>78.01</text:p>
          </table:table-cell>
          <table:table-cell table:formula="of:=[.C29]-[.G29]" office:value-type="float" office:value="141.84192" calcext:value-type="float">
            <text:p>141.84</text:p>
          </table:table-cell>
          <table:table-cell table:formula="of:=[.C29]-[.H29]" office:value-type="float" office:value="159.57216" calcext:value-type="float">
            <text:p>159.57</text:p>
          </table:table-cell>
          <table:table-cell table:formula="of:=[.C29]-[.I29]" office:value-type="float" office:value="166.664256" calcext:value-type="float">
            <text:p>166.66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avings %</text:p>
          </table:table-cell>
          <table:table-cell/>
          <table:table-cell table:style-name="ce8" table:formula="of:=100%-([.D28]/[.C28])" office:value-type="percentage" office:value="0.15" calcext:value-type="percentage">
            <text:p>15%</text:p>
          </table:table-cell>
          <table:table-cell table:style-name="ce8" table:formula="of:=100%-([.E28]/[.C28])" office:value-type="percentage" office:value="0.2" calcext:value-type="percentage">
            <text:p>20%</text:p>
          </table:table-cell>
          <table:table-cell table:style-name="ce8" table:formula="of:=100%-([.F28]/[.C28])" office:value-type="percentage" office:value="0.22" calcext:value-type="percentage">
            <text:p>22%</text:p>
          </table:table-cell>
          <table:table-cell table:style-name="ce8" table:formula="of:=100%-([.G28]/[.C28])" office:value-type="percentage" office:value="0.4" calcext:value-type="percentage">
            <text:p>40%</text:p>
          </table:table-cell>
          <table:table-cell table:style-name="ce8" table:formula="of:=100%-([.H28]/[.C28])" office:value-type="percentage" office:value="0.45" calcext:value-type="percentage">
            <text:p>45%</text:p>
          </table:table-cell>
          <table:table-cell table:style-name="ce8" table:formula="of:=100%-([.I28]/[.C28])" office:value-type="percentage" office:value="0.47" calcext:value-type="percentage">
            <text:p>47%</text:p>
          </table:table-cell>
          <table:table-cell table:style-name="ce8" table:number-columns-repeated="6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6"/>
          <table:table-cell table:number-columns-repeated="997"/>
        </table:table-row>
        <table:table-row table:style-name="ro1">
          <table:table-cell table:number-columns-repeated="3"/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db.t4g.small (Ireland)</text:p>
          </table:table-cell>
          <table:table-cell table:style-name="ce2" table:number-columns-repeated="2"/>
          <table:table-cell table:style-name="ce1" table:number-columns-repeated="12"/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office:value-type="string" calcext:value-type="string">
            <text:p>No upfront</text:p>
          </table:table-cell>
          <table:table-cell table:style-name="ce1" office:value-type="string" calcext:value-type="string">
            <text:p>Partial upfront</text:p>
          </table:table-cell>
          <table:table-cell table:style-name="ce1" office:value-type="string" calcext:value-type="string">
            <text:p>All upfront</text:p>
          </table:table-cell>
          <table:table-cell table:style-name="ce1" table:number-columns-repeated="6"/>
          <table:table-cell table:style-name="ce2" table:number-columns-repeated="997"/>
        </table:table-row>
        <table:table-row table:style-name="ro1">
          <table:table-cell table:style-name="Default"/>
          <table:table-cell office:value-type="string" calcext:value-type="string">
            <text:p>hourly rate</text:p>
          </table:table-cell>
          <table:table-cell office:value-type="float" office:value="0.035" calcext:value-type="float">
            <text:p>0.035</text:p>
          </table:table-cell>
          <table:table-cell table:style-name="ce7" table:number-columns-repeated="12"/>
          <table:table-cell table:style-name="ce7" office:value-type="float" office:value="0.023" calcext:value-type="float">
            <text:p>0.023</text:p>
          </table:table-cell>
          <table:table-cell table:style-name="ce7" table:formula="of:=[.Q35]/8760" office:value-type="float" office:value="0.0218447488584475" calcext:value-type="float">
            <text:p>0.022</text:p>
          </table:table-cell>
          <table:table-cell table:style-name="ce7" table:formula="of:=[.R35]/8760" office:value-type="float" office:value="0.0214611872146119" calcext:value-type="float">
            <text:p>0.021</text:p>
          </table:table-cell>
          <table:table-cell table:style-name="ce3" office:value-type="string" calcext:value-type="string">
            <text:p>-</text:p>
          </table:table-cell>
          <table:table-cell table:style-name="ce7" table:formula="of:=[.T35]/8760" office:value-type="float" office:value="0.0156095890410959" calcext:value-type="float">
            <text:p>0.016</text:p>
          </table:table-cell>
          <table:table-cell table:style-name="ce7" table:formula="of:=[.U35]/8760" office:value-type="float" office:value="0.0148401826484018" calcext:value-type="float">
            <text:p>0.015</text:p>
          </table:table-cell>
          <table:table-cell table:style-name="ce9"/>
          <table:table-cell table:style-name="ce7" table:number-columns-repeated="2"/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1">
          <table:table-cell table:style-name="Default"/>
          <table:table-cell office:value-type="string" calcext:value-type="string">
            <text:p>yearly rate</text:p>
          </table:table-cell>
          <table:table-cell table:style-name="ce4" table:formula="of:=[.C34]*8760" office:value-type="float" office:value="306.6" calcext:value-type="float">
            <text:p>306.60</text:p>
          </table:table-cell>
          <table:table-cell table:number-columns-repeated="12"/>
          <table:table-cell table:style-name="ce4" table:formula="of:=[.P34]*8760" office:value-type="float" office:value="201.48" calcext:value-type="float">
            <text:p>201.48</text:p>
          </table:table-cell>
          <table:table-cell table:style-name="ce11" office:value-type="float" office:value="191.36" calcext:value-type="float">
            <text:p>191.36</text:p>
          </table:table-cell>
          <table:table-cell table:style-name="ce4" office:value-type="float" office:value="188" calcext:value-type="float">
            <text:p>188.00</text:p>
          </table:table-cell>
          <table:table-cell table:style-name="ce12" office:value-type="string" calcext:value-type="string">
            <text:p>-</text:p>
          </table:table-cell>
          <table:table-cell table:style-name="ce4" office:value-type="float" office:value="136.74" calcext:value-type="float">
            <text:p>136.74</text:p>
          </table:table-cell>
          <table:table-cell table:style-name="ce4" office:value-type="float" office:value="130" calcext:value-type="float">
            <text:p>130.00</text:p>
          </table:table-cell>
          <table:table-cell table:style-name="ce4" table:number-columns-repeated="6"/>
          <table:table-cell table:number-columns-repeated="997"/>
        </table:table-row>
        <table:table-row table:style-name="ro1">
          <table:table-cell table:style-name="Default"/>
          <table:table-cell office:value-type="string" calcext:value-type="string">
            <text:p>yearly savings</text:p>
          </table:table-cell>
          <table:table-cell table:number-columns-repeated="13"/>
          <table:table-cell table:style-name="ce4" table:formula="of:=[.C35]-[.P35]" office:value-type="float" office:value="105.12" calcext:value-type="float">
            <text:p>105.12</text:p>
          </table:table-cell>
          <table:table-cell table:style-name="ce4" table:formula="of:=[.C35]-[.Q35]" office:value-type="float" office:value="115.24" calcext:value-type="float">
            <text:p>115.24</text:p>
          </table:table-cell>
          <table:table-cell table:style-name="ce4" table:formula="of:=[.C35]-[.R35]" office:value-type="float" office:value="118.6" calcext:value-type="float">
            <text:p>118.60</text:p>
          </table:table-cell>
          <table:table-cell table:style-name="ce12" office:value-type="string" calcext:value-type="string">
            <text:p>-</text:p>
          </table:table-cell>
          <table:table-cell table:style-name="ce4" table:formula="of:=[.C35]-[.T35]" office:value-type="float" office:value="169.86" calcext:value-type="float">
            <text:p>169.86</text:p>
          </table:table-cell>
          <table:table-cell table:style-name="ce4" table:formula="of:=[.C35]-[.U35]" office:value-type="float" office:value="176.6" calcext:value-type="float">
            <text:p>176.60</text:p>
          </table:table-cell>
          <table:table-cell table:style-name="ce4" table:number-columns-repeated="6"/>
          <table:table-cell table:number-columns-repeated="997"/>
        </table:table-row>
        <table:table-row table:style-name="ro1">
          <table:table-cell table:style-name="Default"/>
          <table:table-cell office:value-type="string" calcext:value-type="string">
            <text:p>savings %</text:p>
          </table:table-cell>
          <table:table-cell/>
          <table:table-cell table:style-name="ce8" table:number-columns-repeated="12"/>
          <table:table-cell table:formula="of:=100%-([.P34]/[.C34])" office:value-type="percentage" office:value="0.342857142857143" calcext:value-type="percentage">
            <text:p>34%</text:p>
          </table:table-cell>
          <table:table-cell table:formula="of:=100%-([.Q34]/[.C34])" office:value-type="percentage" office:value="0.375864318330072" calcext:value-type="percentage">
            <text:p>38%</text:p>
          </table:table-cell>
          <table:table-cell table:style-name="ce8" table:formula="of:=100%-([.R34]/[.C34])" office:value-type="percentage" office:value="0.386823222439661" calcext:value-type="percentage">
            <text:p>39%</text:p>
          </table:table-cell>
          <table:table-cell table:style-name="ce13" office:value-type="string" calcext:value-type="string">
            <text:p>-</text:p>
          </table:table-cell>
          <table:table-cell table:formula="of:=100%-([.T34]/[.C34])" office:value-type="percentage" office:value="0.554011741682975" calcext:value-type="percentage">
            <text:p>55%</text:p>
          </table:table-cell>
          <table:table-cell table:formula="of:=100%-([.U34]/[.C34])" office:value-type="percentage" office:value="0.575994781474234" calcext:value-type="percentage">
            <text:p>58%</text:p>
          </table:table-cell>
          <table:table-cell table:style-name="ce8" table:number-columns-repeated="6"/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number:percentage-style style:name="N132">
      <number:number number:decimal-places="3" number:min-decimal-places="3" number:min-integer-digits="1"/>
      <number:text>%</number:text>
    </number:percentage-style>
    <number:number-style style:name="N131">
      <number:number number:decimal-places="10" number:min-decimal-places="10" number:min-integer-digits="1" number:grouping="true"/>
    </number:number-style>
    <number:number-style style:name="N130">
      <number:number number:decimal-places="9" number:min-decimal-places="9" number:min-integer-digits="1" number:grouping="true"/>
    </number:number-style>
    <number:number-style style:name="N129">
      <number:number number:decimal-places="8" number:min-decimal-places="8" number:min-integer-digits="1" number:grouping="true"/>
    </number:number-style>
    <number:number-style style:name="N128">
      <number:number number:decimal-places="7" number:min-decimal-places="7" number:min-integer-digits="1" number:grouping="true"/>
    </number:number-style>
    <number:number-style style:name="N127">
      <number:number number:decimal-places="6" number:min-decimal-places="6" number:min-integer-digits="1" number:grouping="true"/>
    </number:number-style>
    <number:number-style style:name="N126">
      <number:number number:decimal-places="5" number:min-decimal-places="5" number:min-integer-digits="1" number:grouping="true"/>
    </number:number-style>
    <number:number-style style:name="N125">
      <number:number number:decimal-places="4" number:min-decimal-places="4" number:min-integer-digits="1" number:grouping="true"/>
    </number:number-style>
    <number:number-style style:name="N124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2:20:41.463069261</meta:creation-date>
    <dc:date>2023-04-19T14:38:24.066243646</dc:date>
    <meta:editing-duration>PT22M17S</meta:editing-duration>
    <meta:editing-cycles>3</meta:editing-cycles>
    <meta:generator>LibreOffice/7.3.7.2$Linux_X86_64 LibreOffice_project/30$Build-2</meta:generator>
    <meta:document-statistic meta:table-count="1" meta:cell-count="502" meta:object-count="0"/>
  </office:meta>
</office:document-meta>
</file>